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le" style:master-page-name="MP0" style:family="paragraph">
      <style:paragraph-properties fo:break-before="page"/>
      <style:text-properties style:font-name-asian="Noto Sans CJK SC" style:font-name-complex="Lohit Devanagari"/>
    </style:style>
    <style:style style:name="T2" style:parent-style-name="DefaultParagraphFont" style:family="text">
      <style:text-properties fo:background-color="#FFFF00"/>
    </style:style>
    <style:style style:name="T3" style:parent-style-name="DefaultParagraphFont" style:family="text">
      <style:text-properties fo:color="#FF0000"/>
    </style:style>
    <style:style style:name="T4" style:parent-style-name="DefaultParagraphFont" style:family="text">
      <style:text-properties fo:font-style="italic" style:font-style-asian="italic" style:font-style-complex="italic" fo:color="#FF0000"/>
    </style:style>
    <style:style style:name="T5" style:parent-style-name="DefaultParagraphFont" style:family="text">
      <style:text-properties fo:color="#FF0000"/>
    </style:style>
    <style:style style:name="P6" style:parent-style-name="Textbody" style:family="paragraph">
      <style:text-properties fo:color="#FF0000"/>
    </style:style>
    <style:style style:name="P7" style:parent-style-name="Textbody" style:family="paragraph">
      <style:text-properties fo:color="#FF0000"/>
    </style:style>
    <style:style style:name="T8" style:parent-style-name="DefaultParagraphFont" style:family="text">
      <style:text-properties fo:color="#FF0000"/>
    </style:style>
    <style:style style:name="P9" style:parent-style-name="Textbody" style:family="paragraph">
      <style:text-properties fo:color="#FF0000"/>
    </style:style>
    <style:style style:name="P10" style:parent-style-name="Textbody" style:family="paragraph">
      <style:text-properties fo:color="#FF0000"/>
    </style:style>
    <style:style style:name="T11" style:parent-style-name="DefaultParagraphFont" style:family="text">
      <style:text-properties fo:font-style="italic" style:font-style-asian="italic" style:font-style-complex="italic"/>
    </style:style>
    <style:style style:name="P12" style:parent-style-name="Textbody" style:family="paragraph">
      <style:text-properties fo:color="#FF0000"/>
    </style:style>
    <style:style style:name="P13" style:parent-style-name="Textbody" style:family="paragraph">
      <style:text-properties fo:color="#FF0000"/>
    </style:style>
    <style:style style:name="P14" style:parent-style-name="Textbody" style:family="paragraph">
      <style:text-properties fo:color="#FF0000"/>
    </style:style>
  </office:automatic-styles>
  <office:body>
    <office:text text:use-soft-page-breaks="true">
      <text:p text:style-name="P1">Defuse the Bomb</text:p>
      <text:p text:style-name="Subtitle">A CSC 102 Project</text:p>
      <text:p text:style-name="Subtitle">Team:<text:s/><text:span text:style-name="T2">Elianna Ayala, Diego Diaz, Nathan Eshman</text:span></text:p>
      <text:p text:style-name="Subtitle">Github: https://github.com/NathanEshman/Final-Project.git</text:p>
      <text:h text:style-name="Heading1" text:outline-level="1">Team individualization</text:h>
      <text:p text:style-name="Textbody">What did you<text:tab/><text:s/>tweak to the design provided by your instructor that makes it different from the other teams? In other words, what did you do to make your version of the “bomb” unique?<text:line-break/></text:p>
      <text:p text:style-name="Textbody"><text:span text:style-name="T3">To distinguish our project from other teams, we implemented multiple interactive and original puzzle phases with custom logic and hardware integration. First, we created a riddle-based toggle puzzle, asking players to answer a trivia question from<text:s/></text:span><text:span text:style-name="T4">Phineas and Ferb</text:span><text:span text:style-name="T5"><text:s/>by flipping toggle switches in a specific binary configuration. This diverged from the default serial-based toggle logic provided.</text:span></text:p>
      <text:p text:style-name="P6">We also introduced a keypad phase that requires solving a math puzzle and players must press a confirm button after entering their answer. Incorrect answers deduct time and give visual feedback. The wires phase was reworked to focus on unplugging wires corresponding to primary colors only, and we added a locking mechanism that verifies player choices only after pressing the button.</text:p>
      <text:p text:style-name="P7">To make the experience more gamified, we added a triangle counting puzzle with a visual prompt and integrated a power-up system—a "piece of cheese" appears after solving the wires puzzle. If collected within 10 seconds, it adds 5 seconds to the countdown, introducing risk-reward dynamics. Visually, our GUI featured a custom Fullscreen LCD with themed fonts, labels, and even a welcome screen featuring original artwork and team credits.</text:p>
      <text:p text:style-name="Textbody"/>
      <text:h text:style-name="Heading1" text:outline-level="1">Future development plans</text:h>
      <text:p text:style-name="Textbody">If you were to continue working on this project, what would you do? Where could you go from here to make it better, more interesting, more fun? What could be done to increase the project’s broader impact (e.g., to make it marketable)?</text:p>
      <text:p text:style-name="Textbody"><text:line-break/><text:span text:style-name="T8">To enhance our game further, we’d like to implement audio cues and feedback using speakers—such as warning alarms, ticking countdowns, and sound effects for correct or incorrect inputs.</text:span></text:p>
      <text:soft-page-break/>
      <text:p text:style-name="P9">If we were to continue developing this project, we would expand it into a full escape room-style experience. The game already has a solid foundation of puzzles and timed challenges, which makes it well-suited for a group-based interactive scenario. In an escape room setup, each puzzle could be housed in a different physical station, requiring players to move around, collaborate, and solve challenges under pressure. This format would also allow for more physical components, like locked compartments or timed relays triggered by completing a phase.</text:p>
      <text:p text:style-name="P10">To increase engagement, we would add environmental elements such as lighting changes, ambient sound effects, and physical feedback (like a vibration motor or servo locks) that respond to success or failure in real time. These additions could make the game more immersive and help simulate the tension and excitement of a real bomb defusal situation. This direction would be both fun and educational, providing a hands-on way to learn about logic, teamwork, and hardware-software integration.</text:p>
      <text:p text:style-name="Textbody"/>
      <text:h text:style-name="Heading1" text:outline-level="1">Lessons learned</text:h>
      <text:p text:style-name="Textbody">What did you learn by working on the project throughout the course? In your opinion, did it relate to<text:s/><text:span text:style-name="T11">The Science of Computing<text:s/></text:span>curriculum (and, if so, how)? How was the experience beneficial to problem solving in general? What did you learn that will benefit you in future courses in the Computer Science curriculum?</text:p>
      <text:p text:style-name="P12">This project reinforced nearly every concept covered in our CSC 102 course: threading, GUI programming, hardware-software interaction, modular design, and debugging complex systems. It demanded teamwork, creativity, patience, and adaptability as we constantly tested on real hardware and responded to unexpected bugs.</text:p>
      <text:p text:style-name="P13">Throughout this project, we encountered more challenges than we expected. Nearly every phase of development involved debugging difficult issues, from hardware input problems to logic errors that caused crashes or unexpected behavior. We didn’t get to implement every feature we originally hoped for because of the time spent troubleshooting and reworking broken code. However, that process taught us valuable lessons in problem solving, perseverance, and teamwork.</text:p>
      <text:p text:style-name="P14">One of the most important things we learned was how to support each other as a team. When one person was stuck or something wasn’t working, we stepped in to help figure it out together. It was a true collaborative effort. We gained practical experience in reading and fixing each other's code, managing complexity across multiple modules, and testing on real hardware. Even though it was hard at times, this project helped us grow as developers and gave us a realistic look at how challenging—but rewarding—coding and hardware integration can b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Arial" style:font-name-asian="Arial" style:font-name-complex="Arial" fo:font-weight="bold" style:font-weight-asian="bold" style:font-weight-complex="bold" fo:font-size="18pt" style:font-size-asian="18pt" fo:hyphenate="false"/>
    </style:style>
    <style:style style:name="Heading2" style:display-name="Heading 2" style:family="paragraph" style:parent-style-name="Heading" style:next-style-name="Textbody" style:default-outline-level="2">
      <style:paragraph-properties fo:margin-top="0.1388in"/>
      <style:text-properties style:font-name="Arial" style:font-name-asian="Arial" style:font-name-complex="Arial"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style:font-name="Arial" style:font-name-asian="Arial" style:font-name-complex="Arial" fo:font-weight="bold" style:font-weight-asian="bold" style:font-weight-complex="bold" fo:font-style="italic" style:font-style-asian="italic" fo:color="#3465A4" fo:font-size="12pt" style:font-size-asian="12pt"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9" style:display-name="Heading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rial" style:font-name-asian="Arial" style:font-name-complex="Arial"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Title" style:display-name="Title" style:family="paragraph" style:parent-style-name="Heading" style:next-style-name="Textbody">
      <style:text-properties style:font-name="Arial" style:font-name-asian="Arial" style:font-name-complex="Arial" fo:font-weight="bold" style:font-weight-asian="bold" style:font-weight-complex="bold" fo:font-size="28pt" style:font-size-asian="28pt" style:font-size-complex="28pt"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Addressee" style:display-name="Addressee" style:family="paragraph" style:parent-style-name="Standard">
      <style:paragraph-properties text:number-lines="false" fo:margin-bottom="0.0416in"/>
      <style:text-properties fo:hyphenate="false"/>
    </style:style>
    <style:style style:name="Salutation" style:display-name="Salutation"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bottom="0.1in"/>
      <style:text-properties fo:hyphenate="false"/>
    </style:style>
    <style:style style:name="Subtitle" style:display-name="Subtitle" style:family="paragraph" style:parent-style-name="Heading" style:next-style-name="Textbody">
      <style:paragraph-properties fo:margin-top="0.0416in"/>
      <style:text-properties style:font-name="Arial" style:font-name-asian="Arial" style:font-name-complex="Arial" fo:font-size="18pt" style:font-size-asian="18pt" style:font-size-complex="18pt" fo:hyphenate="false"/>
    </style:style>
    <style:style style:name="List1" style:display-name="List 1" style:family="paragraph" style:parent-style-name="List">
      <style:paragraph-properties fo:margin-bottom="0.0833in" fo:margin-left="0.25in" fo:text-indent="-0.25in">
        <style:tab-stops/>
      </style:paragraph-properties>
      <style:text-properties fo:hyphenate="false"/>
    </style:style>
    <style:style style:name="List2" style:display-name="List 2" style:family="paragraph" style:parent-style-name="List">
      <style:paragraph-properties fo:margin-bottom="0.0833in" fo:margin-left="0.5in" fo:text-indent="-0.25in">
        <style:tab-stops/>
      </style:paragraph-properties>
      <style:text-properties fo:hyphenate="false"/>
    </style:style>
    <style:style style:name="List3" style:display-name="List 3" style:family="paragraph" style:parent-style-name="List">
      <style:paragraph-properties fo:margin-bottom="0.0833in" fo:margin-left="0.75in" fo:text-indent="-0.25in">
        <style:tab-stops/>
      </style:paragraph-properties>
      <style:text-properties fo:hyphenate="false"/>
    </style:style>
    <style:style style:name="Hangingindent" style:display-name="Hanging indent" style:family="paragraph" style:parent-style-name="Textbody">
      <style:paragraph-properties fo:margin-bottom="0.1in" fo:margin-left="0.3937in" fo:text-indent="-0.1965in">
        <style:tab-stops>
          <style:tab-stop style:type="left" style:position="0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Footer" style:display-name="Footer"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Table" style:display-name="Table" style:family="paragraph" style:parent-style-name="Caption">
      <style:text-properties fo:hyphenate="false"/>
    </style:style>
    <style:style style:name="ListHeading" style:display-name="List Heading" style:family="paragraph" style:parent-style-name="Standard" style:next-style-name="ListContents">
      <style:text-properties fo:hyphenate="false"/>
    </style:style>
    <style:style style:name="Figure" style:display-name="Figure" style:family="paragraph" style:parent-style-name="Caption">
      <style:paragraph-properties fo:margin-top="0.0847in" fo:margin-bottom="0.0847in"/>
      <style:text-properties fo:font-size="10pt" style:font-size-asian="10pt" fo:hyphenate="false"/>
    </style:style>
    <style:style style:name="Framecontents" style:display-name="Frame contents" style:family="paragraph" style:parent-style-name="Standard">
      <style:text-properties fo:hyphenate="false"/>
    </style:style>
    <style:style style:name="Header" style:display-name="Header" style:family="paragraph" style:parent-style-name="HeaderandFooter">
      <style:text-properties fo:hyphenate="false"/>
    </style:style>
    <style:style style:name="Headerleft" style:display-name="Header left" style:family="paragraph" style:parent-style-name="Header">
      <style:text-properties fo:hyphenate="false"/>
    </style:style>
    <style:style style:name="HorizontalLine" style:display-name="Horizontal Line" style:family="paragraph" style:parent-style-name="Standard" style:next-style-name="Textbody">
      <style:paragraph-properties text:number-lines="false"/>
      <style:text-properties fo:font-size="6pt" style:font-size-asian="6pt" style:font-size-complex="6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anchor" style:display-name="Endnote anchor" style:family="text">
      <style:text-properties style:text-position="super 66.6%"/>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Liberation Mono" style:font-name-asian="Noto Sans Mono CJK SC" style:font-name-complex="Liberation Mono"/>
    </style:style>
    <style:style style:name="Example" style:display-name="Example" style:family="text">
      <style:text-properties style:font-name="Liberation Mono" style:font-name-asian="Noto Sans Mono CJK SC" style:font-name-complex="Liberation Mono"/>
    </style:style>
    <style:style style:name="WW_CharLFO1LVL1"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_1" style:display-name="List 1_1">
      <text:list-level-style-bullet text:level="1" text:style-name="WW_CharLFO1LVL1" text:bullet-char="•">
        <style:list-level-properties fo:text-align="end" text:space-before="0.5in" text:min-label-width="0.1in" text:list-level-position-and-space-mode="label-alignment">
          <style:list-level-label-alignment text:label-followed-by="listtab" fo:margin-left="0.6in" fo:text-indent="-0.1in"/>
        </style:list-level-properties>
        <style:text-properties style:font-name="OpenSymbol"/>
      </text:list-level-style-bullet>
      <text:list-level-style-bullet text:level="2" text:bullet-char="–">
        <style:list-level-properties fo:text-align="end" text:space-before="0.75in" text:min-label-width="0.1in" text:list-level-position-and-space-mode="label-alignment">
          <style:list-level-label-alignment text:label-followed-by="listtab" fo:margin-left="0.85in" fo:text-indent="-0.1in"/>
        </style:list-level-properties>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Numberedx" style:display-name="Numbered (x)">
      <text:list-level-style-number text:level="1" style:num-prefix="(" style:num-suffix=")" style:num-list-format-name="NLF0" style:num-format="1">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2" style:num-prefix="("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umberedx0" style:display-name="Numbered [x]">
      <text:list-level-style-number text:level="1" style:num-prefix="[" style:num-suffix="]" style:num-list-format-name="NLF1" style:num-format="1">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2" style:num-prefix="("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5in" fo:margin-left="0.75in" fo:margin-bottom="0.75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he Science of Computing</dc:title>
    <dc:subject>Final Project final write-up</dc:subject>
    <meta:initial-creator>Jean Gourd</meta:initial-creator>
    <dc:creator>Elianna Ayala</dc:creator>
    <meta:creation-date>2025-05-07T05:12:00Z</meta:creation-date>
    <dc:date>2025-05-07T05:35:00Z</dc:date>
    <meta:template xlink:href="Normal" xlink:type="simple"/>
    <meta:editing-cycles>3</meta:editing-cycles>
    <meta:editing-duration>PT1020S</meta:editing-duration>
    <meta:document-statistic meta:page-count="2" meta:paragraph-count="9" meta:word-count="704" meta:character-count="4714" meta:row-count="33" meta:non-whitespace-character-count="4019"/>
  </office:meta>
</office:document-meta>
</file>